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47H12M49.768051S" calcext:value-type="time">
            <text:p>1147:12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3H53M19.31S" calcext:value-type="time">
            <text:p>03:53</text:p>
          </table:table-cell>
          <table:table-cell table:style-name="ce3"/>
          <table:table-cell office:value-type="string" calcext:value-type="string">
            <text:p>Frog normals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19H52M42.13S" calcext:value-type="time">
            <text:p>19:5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3]-[.B223] &gt; 0; [.C223]-[.B2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3]-[.F223] &gt; 0; [.G223]-[.F223]; 0)" office:value-type="time" office:time-value="PT00H00M00S" calcext:value-type="time">
            <text:p>00:00</text:p>
          </table:table-cell>
          <table:table-cell table:formula="of:=[.D223]+[.H2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4]-[.B224] &gt; 0; [.C224]-[.B2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4]-[.F224] &gt; 0; [.G224]-[.F224]; 0)" office:value-type="time" office:time-value="PT00H00M00S" calcext:value-type="time">
            <text:p>00:00</text:p>
          </table:table-cell>
          <table:table-cell table:formula="of:=[.D224]+[.H2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/00/0000</text:date>, <text:time style:data-style-name="N2" text:time-value="07:58:01.4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24T11:49:02.882000000</dc:date>
    <meta:editing-duration>P50DT14H3M23S</meta:editing-duration>
    <meta:editing-cycles>1336</meta:editing-cycles>
    <meta:generator>LibreOffice/7.2.6.2$Windows_X86_64 LibreOffice_project/b0ec3a565991f7569a5a7f5d24fed7f52653d754</meta:generator>
    <meta:document-statistic meta:table-count="2" meta:cell-count="1675" meta:object-count="0"/>
  </office:meta>
</office:document-meta>
</file>